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b2b2b2" draw:fill-color="#b2b2b2" draw:textarea-vertical-align="middle"/>
    </style:style>
    <style:style style:name="gr2" style:family="graphic" style:parent-style-name="standard">
      <style:graphic-properties draw:fill-color="#3399ff" draw:textarea-vertical-align="middle"/>
    </style:style>
    <style:style style:name="gr3" style:family="graphic" style:parent-style-name="standard">
      <style:graphic-properties draw:fill-color="#666699" draw:textarea-vertical-align="middle"/>
    </style:style>
    <style:style style:name="gr4" style:family="graphic" style:parent-style-name="standard">
      <style:graphic-properties draw:fill-color="#ffff99" draw:textarea-vertical-align="middle"/>
    </style:style>
    <style:style style:name="gr5" style:family="graphic" style:parent-style-name="standard">
      <style:graphic-properties draw:fill-color="#00cccc" draw:textarea-vertical-align="middle"/>
    </style:style>
    <style:style style:name="gr6" style:family="graphic" style:parent-style-name="standard">
      <style:graphic-properties draw:fill-color="#66ccff" draw:textarea-vertical-align="middle"/>
    </style:style>
    <style:style style:name="gr7" style:family="graphic" style:parent-style-name="standard">
      <style:graphic-properties draw:fill-color="#ffcc99" draw:textarea-vertical-align="middle"/>
    </style:style>
    <style:style style:name="gr8" style:family="graphic" style:parent-style-name="standard">
      <style:graphic-properties draw:fill-color="#333366" draw:textarea-vertical-align="middl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svg:stroke-color="#7e0021" draw:fill-color="#ff420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6.8cm" svg:height="2cm" svg:x="17.8cm" svg:y="1.8cm">
          <text:p text:style-name="P1">METROPOLIS<text:line-break/>Page d’accueil</text:p>
        </draw:rect>
        <draw:rect draw:style-name="gr2" draw:text-style-name="P1" xml:id="id2" draw:id="id2" draw:layer="layout" svg:width="3.3cm" svg:height="1.8cm" svg:x="9.7cm" svg:y="6.4cm">
          <text:p text:style-name="P1">NavBar</text:p>
        </draw:rect>
        <draw:rect draw:style-name="gr3" draw:text-style-name="P1" xml:id="id3" draw:id="id3" draw:layer="layout" svg:width="6.9cm" svg:height="1.6cm" svg:x="29.6cm" svg:y="6.9cm">
          <text:p text:style-name="P1">Pub dernier film sortie</text:p>
        </draw:rect>
        <draw:rect draw:style-name="gr4" draw:text-style-name="P1" xml:id="id4" draw:id="id4" draw:layer="layout" svg:width="4.5cm" svg:height="1.6cm" svg:x="1cm" svg:y="10.6cm">
          <text:p text:style-name="P1">Catégorie film</text:p>
        </draw:rect>
        <draw:rect draw:style-name="gr5" draw:text-style-name="P1" xml:id="id5" draw:id="id5" draw:layer="layout" svg:width="6.1cm" svg:height="1.7cm" svg:x="7.9cm" svg:y="10.5cm">
          <text:p text:style-name="P1">Espace connexion</text:p>
        </draw:rect>
        <draw:rect draw:style-name="gr6" draw:text-style-name="P1" xml:id="id6" draw:id="id6" draw:layer="layout" svg:width="7cm" svg:height="1.8cm" svg:x="15.8cm" svg:y="10.4cm">
          <text:p text:style-name="P1">Barre de rechercher</text:p>
        </draw:rect>
        <draw:rect draw:style-name="gr4" draw:text-style-name="P1" xml:id="id7" draw:id="id7" draw:layer="layout" svg:width="7cm" svg:height="1.6cm" svg:x="3.2cm" svg:y="17cm">
          <text:p text:style-name="P1">Description des films</text:p>
        </draw:rect>
        <draw:rect draw:style-name="gr7" draw:text-style-name="P1" xml:id="id9" draw:id="id9" draw:layer="layout" svg:width="4.5cm" svg:height="1.5cm" svg:x="30.238cm" svg:y="19.4cm">
          <text:p text:style-name="P1">footer</text:p>
        </draw:rect>
        <draw:rect draw:style-name="gr7" draw:text-style-name="P1" xml:id="id10" draw:id="id10" draw:layer="layout" svg:width="7.2cm" svg:height="2.1cm" svg:x="23.5cm" svg:y="24.7cm">
          <text:p text:style-name="P1">Infos complémentaires</text:p>
        </draw:rect>
        <draw:rect draw:style-name="gr7" draw:text-style-name="P1" xml:id="id11" draw:id="id11" draw:layer="layout" svg:width="3.8cm" svg:height="1.9cm" svg:x="35.1cm" svg:y="23.2cm">
          <text:p text:style-name="P1">contact</text:p>
        </draw:rect>
        <draw:rect draw:style-name="gr8" draw:text-style-name="P1" xml:id="id8" draw:id="id8" draw:layer="layout" svg:width="4.6cm" svg:height="1.5cm" svg:x="30.2cm" svg:y="14.1cm">
          <text:p text:style-name="P1">Infos/tarifs</text:p>
        </draw:rect>
        <draw:connector draw:style-name="gr9" draw:text-style-name="P1" draw:layer="layout" draw:line-skew="0.3cm" svg:x1="21.2cm" svg:y1="3.8cm" svg:x2="11.35cm" svg:y2="6.4cm" draw:start-shape="id1" draw:start-glue-point="2" draw:end-shape="id2" svg:d="M21200 3800v1600h-9850v1000">
          <text:p/>
        </draw:connector>
        <draw:connector draw:style-name="gr9" draw:text-style-name="P1" draw:layer="layout" svg:x1="21.2cm" svg:y1="3.8cm" svg:x2="33.05cm" svg:y2="6.9cm" draw:start-shape="id1" draw:start-glue-point="2" draw:end-shape="id3" svg:d="M21200 3800v1550h11850v1550">
          <text:p/>
        </draw:connector>
        <draw:connector draw:style-name="gr9" draw:text-style-name="P1" draw:layer="layout" svg:x1="11.35cm" svg:y1="8.2cm" svg:x2="3.25cm" svg:y2="10.6cm" draw:start-shape="id2" draw:start-glue-point="2" draw:end-shape="id4" draw:end-glue-point="0" svg:d="M11350 8200v1200h-8100v1200">
          <text:p/>
        </draw:connector>
        <draw:connector draw:style-name="gr9" draw:text-style-name="P1" draw:layer="layout" svg:x1="11.35cm" svg:y1="8.2cm" svg:x2="10.95cm" svg:y2="10.5cm" draw:start-shape="id2" draw:start-glue-point="2" draw:end-shape="id5" svg:d="M11350 8200v1150h-400v1150">
          <text:p/>
        </draw:connector>
        <draw:connector draw:style-name="gr9" draw:text-style-name="P1" draw:layer="layout" svg:x1="11.35cm" svg:y1="8.2cm" svg:x2="19.3cm" svg:y2="10.4cm" draw:start-shape="id2" draw:start-glue-point="2" draw:end-shape="id6" draw:end-glue-point="0" svg:d="M11350 8200v1100h7950v1100">
          <text:p/>
        </draw:connector>
        <draw:connector draw:style-name="gr9" draw:text-style-name="P1" draw:layer="layout" svg:x1="3.25cm" svg:y1="12.2cm" svg:x2="6.7cm" svg:y2="17cm" draw:start-shape="id4" draw:start-glue-point="2" draw:end-shape="id7" svg:d="M3250 12200v2400h3450v2400">
          <text:p/>
        </draw:connector>
        <draw:connector draw:style-name="gr9" draw:text-style-name="P1" draw:layer="layout" svg:x1="33.05cm" svg:y1="8.5cm" svg:x2="32.5cm" svg:y2="14.1cm" draw:start-shape="id3" draw:start-glue-point="2" draw:end-shape="id8" draw:end-glue-point="0" svg:d="M33050 8500v2800h-550v2800">
          <text:p/>
        </draw:connector>
        <draw:connector draw:style-name="gr9" draw:text-style-name="P1" draw:layer="layout" svg:x1="32.5cm" svg:y1="15.6cm" svg:x2="32.488cm" svg:y2="19.4cm" draw:start-shape="id8" draw:start-glue-point="2" draw:end-shape="id9" draw:end-glue-point="0" svg:d="M32500 15600v1900h-12v1900">
          <text:p/>
        </draw:connector>
        <draw:connector draw:style-name="gr9" draw:text-style-name="P1" draw:layer="layout" draw:line-skew="0.1cm" svg:x1="32.488cm" svg:y1="20.9cm" svg:x2="27.1cm" svg:y2="24.7cm" draw:start-shape="id9" draw:start-glue-point="2" draw:end-shape="id10" svg:d="M32488 20900v2000h-5388v1800">
          <text:p/>
        </draw:connector>
        <draw:connector draw:style-name="gr9" draw:text-style-name="P1" draw:layer="layout" svg:x1="32.488cm" svg:y1="20.9cm" svg:x2="37cm" svg:y2="23.2cm" draw:start-shape="id9" draw:start-glue-point="2" draw:end-shape="id11" draw:end-glue-point="0" svg:d="M32488 20900v1150h4512v1150">
          <text:p/>
        </draw:connector>
        <draw:rect draw:style-name="gr4" draw:text-style-name="P1" xml:id="id14" draw:id="id14" draw:layer="layout" svg:width="3.8cm" svg:height="1.8cm" svg:x="4.6cm" svg:y="26cm">
          <text:p text:style-name="P1">acteurs</text:p>
        </draw:rect>
        <draw:rect draw:style-name="gr4" draw:text-style-name="P1" xml:id="id12" draw:id="id12" draw:layer="layout" svg:width="5cm" svg:height="2.1cm" svg:x="4.1cm" svg:y="20.1cm">
          <text:p text:style-name="P1">synopsis</text:p>
        </draw:rect>
        <draw:rect draw:style-name="gr4" draw:text-style-name="P1" xml:id="id13" draw:id="id13" draw:layer="layout" svg:width="5.3cm" svg:height="2cm" svg:x="3.8cm" svg:y="23.3cm">
          <text:p text:style-name="P1">Info/durée</text:p>
        </draw:rect>
        <draw:connector draw:style-name="gr9" draw:text-style-name="P1" draw:layer="layout" svg:x1="6.7cm" svg:y1="18.6cm" svg:x2="6.6cm" svg:y2="20.1cm" draw:start-shape="id7" draw:start-glue-point="2" draw:end-shape="id12" draw:end-glue-point="0" svg:d="M6700 18600v750h-100v750">
          <text:p/>
        </draw:connector>
        <draw:connector draw:style-name="gr9" draw:text-style-name="P1" draw:layer="layout" svg:x1="6.6cm" svg:y1="22.2cm" svg:x2="6.45cm" svg:y2="23.3cm" draw:start-shape="id12" draw:start-glue-point="2" draw:end-shape="id13" draw:end-glue-point="0" svg:d="M6600 22200v550h-150v550">
          <text:p/>
        </draw:connector>
        <draw:connector draw:style-name="gr9" draw:text-style-name="P1" draw:layer="layout" svg:x1="6.45cm" svg:y1="25.3cm" svg:x2="6.5cm" svg:y2="26cm" draw:start-shape="id13" draw:start-glue-point="2" draw:end-shape="id14" draw:end-glue-point="0" svg:d="M6450 25300v350h50v350">
          <text:p/>
        </draw:connector>
        <draw:connector draw:style-name="gr9" draw:text-style-name="P1" draw:layer="layout" svg:x1="6.5cm" svg:y1="27.8cm" svg:x2="32.488cm" svg:y2="19.4cm" draw:start-shape="id14" draw:start-glue-point="2" draw:end-shape="id9" draw:end-glue-point="0" svg:d="M6500 27800v501h12819v-9402h13169v501">
          <text:p/>
        </draw:connector>
        <draw:rect draw:style-name="gr10" draw:text-style-name="P1" xml:id="id15" draw:id="id15" draw:layer="layout" svg:width="6.9cm" svg:height="1.4cm" svg:x="33.526cm" svg:y="26.962cm">
          <text:p text:style-name="P1">Formulaire de contact</text:p>
        </draw:rect>
        <draw:connector draw:style-name="gr9" draw:text-style-name="P1" draw:layer="layout" svg:x1="37cm" svg:y1="25.1cm" svg:x2="36.976cm" svg:y2="26.962cm" draw:start-shape="id11" draw:start-glue-point="2" draw:end-shape="id15" draw:end-glue-point="0" svg:d="M37000 25100v931h-24v9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ieu Duguet</meta:initial-creator>
    <meta:creation-date>2020-03-27T12:10:16.39</meta:creation-date>
    <dc:date>2020-03-27T12:45:03.82</dc:date>
    <dc:creator>Mathieu Duguet</dc:creator>
    <meta:editing-duration>PT19M24S</meta:editing-duration>
    <meta:editing-cycles>1</meta:editing-cycles>
    <meta:document-statistic meta:object-count="30"/>
    <meta:generator>OpenOffice/4.1.5$Win32 OpenOffice.org_project/415m1$Build-9789</meta:generator>
  </office:meta>
</office:document-meta>
</file>